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0a8f" officeooo:paragraph-rsid="00150a8f"/>
    </style:style>
    <style:style style:name="P2" style:family="paragraph" style:parent-style-name="Standard">
      <style:text-properties fo:font-size="18pt" fo:font-weight="bold" officeooo:rsid="00150a8f" officeooo:paragraph-rsid="00150a8f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6c122" officeooo:paragraph-rsid="0016c122"/>
    </style:style>
    <style:style style:name="T1" style:family="text">
      <style:text-properties officeooo:rsid="0016c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CB: retroduino-s1</text:p>
      <text:p text:style-name="P1"/>
      <text:p text:style-name="P1">Wymiary: 101.6 x 53.3 mm</text:p>
      <text:p text:style-name="P1">Laminat: FR4 1.5mm <text:span text:style-name="T1">dwuwarstwowy/dwustronny</text:span></text:p>
      <text:p text:style-name="P1">Miedź: 35um</text:p>
      <text:p text:style-name="P1">Wykończenie: HAL + Metalizacja </text:p>
      <text:p text:style-name="P1">Soldermaska: Zielona</text:p>
      <text:p text:style-name="P3">Bez warstwy opisowej</text:p>
      <text:p text:style-name="P3">Ilość otworów: 446</text:p>
      <text:p text:style-name="P1">Przelotki: 0.4mm</text:p>
      <text:p text:style-name="P1">Ścieżka: 0.25mm</text:p>
      <text:p text:style-name="P1">Odstępy: 0.25m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7:19:46.666172576</meta:creation-date>
    <dc:date>2018-11-09T17:33:34.588171571</dc:date>
    <meta:editing-duration>PT3M37S</meta:editing-duration>
    <meta:editing-cycles>1</meta:editing-cycles>
    <meta:document-statistic meta:table-count="0" meta:image-count="0" meta:object-count="0" meta:page-count="1" meta:paragraph-count="11" meta:word-count="31" meta:character-count="230" meta:non-whitespace-character-count="209"/>
    <meta:generator>LibreOffice/6.0.7.3.0$Linux_X86_64 LibreOffice_project/00m0$Build-3</meta:generator>
  </office:meta>
</office:document-meta>
</file>